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Nadpis1" style:family="paragraph">
      <style:paragraph-properties fo:text-align="justify"/>
    </style:style>
    <style:style style:name="T23" style:parent-style-name="Standardnípísmoodstavce" style:family="text">
      <style:text-properties fo:font-weight="bold" style:font-weight-asian="bold"/>
    </style:style>
    <style:style style:name="T24" style:parent-style-name="Standardnípísmoodstavce" style:family="text">
      <style:text-properties fo:font-weight="bold" style:font-weight-asian="bold"/>
    </style:style>
    <style:style style:name="P25" style:parent-style-name="Základnítext" style:family="paragraph">
      <style:text-properties fo:font-weight="bold" style:font-weight-asian="bold"/>
    </style:style>
    <style:style style:name="P26" style:parent-style-name="Nadpis2" style:family="paragraph">
      <style:paragraph-properties fo:text-align="justify"/>
    </style:style>
    <style:style style:name="P27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28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29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30" style:parent-style-name="Nadpis1" style:family="paragraph">
      <style:paragraph-properties fo:text-align="justify"/>
    </style:style>
    <style:style style:name="P31" style:parent-style-name="Normální" style:family="paragraph">
      <style:paragraph-properties fo:text-align="justify"/>
    </style:style>
    <style:style style:name="P32" style:parent-style-name="Normální" style:family="paragraph">
      <style:paragraph-properties fo:text-align="justify"/>
    </style:style>
    <style:style style:name="P33" style:parent-style-name="Normální" style:family="paragraph">
      <style:paragraph-properties fo:text-align="justify"/>
    </style:style>
    <style:style style:name="P34" style:parent-style-name="Normální" style:family="paragraph">
      <style:paragraph-properties fo:text-align="justify"/>
    </style:style>
    <style:style style:name="P35" style:parent-style-name="Normální" style:family="paragraph">
      <style:paragraph-properties fo:text-align="justify"/>
    </style:style>
    <style:style style:name="P36" style:parent-style-name="podpis" style:family="paragraph">
      <style:paragraph-properties fo:text-align="start" fo:margin-left="0in">
        <style:tab-stops/>
      </style:paragraph-properties>
      <style:text-properties style:font-name-complex="Times New Roman" fo:font-weight="bold" style:font-weight-asian="bold" fo:color="#008576" fo:font-size="12pt" style:font-size-asian="12pt" style:font-size-complex="13pt"/>
    </style:style>
    <style:style style:name="P37" style:parent-style-name="Základnítext" style:family="paragraph">
      <style:paragraph-properties fo:margin-top="0in" fo:margin-bottom="0in"/>
    </style:style>
    <style:style style:name="P38" style:parent-style-name="Základnítext" style:family="paragraph">
      <style:paragraph-properties fo:margin-top="0in" fo:margin-bottom="0in"/>
    </style:style>
    <style:style style:name="P39" style:parent-style-name="Základnítext" style:family="paragraph">
      <style:paragraph-properties fo:margin-top="0in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/2023<text:bookmark-end text:name="Text14"/></text:p>
            <text:p text:style-name="Normální">KVOP-4920/2023<text:bookmark-end text:name="Text2"/></text:p>
            <text:p text:style-name="Normální"><text:bookmark-start text:name="Text6"/>06. 02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R. Z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</text:h>
      <text:h text:style-name="Nadpis1" text:outline-level="1">o<text:s/>vyřízení žádosti o informace</text:h>
      <text:h text:style-name="Nadpis1" text:outline-level="1">a výzva k upřesnění žádosti</text:h>
      <text:h text:style-name="Nadpis1" text:outline-level="1">podle zákona č. 106/1999 Sb., o svobodném přístupu k informacím</text:h>
      <text:p text:style-name="Základnítext">Dne 1. února 2023 jste Kancelář veřejného ochránce práv (dále jen „kancelář“) požádal podle zákona o svobodném přístupu k informacím (dále jen „informační zákon“) o vyjádření postoje, z jakého právního titulu, nařízení vlády, ústavního zákona, rozhodnutí Nejvyššího správního soudu nebo Ústavního soudu nebo jiných zákonem stanovených nařízení jsou v zákoně o pomoci v hmotné nouzi a v zákoně o životním a existenčním minimu upraveny tyto povinnosti oprávněných osob a další otázky:</text:p>
      <text:list text:style-name="LFO3_1" text:continue-numbering="true">
        <text:list-item>
          <text:p text:style-name="P18">Kde je zákonem daná povinnost osoby ve společné domácnosti živit osobu v bezprizorní situaci v hmotné nouzi pro uznání nebo neuznání dávek státní sociální pomoci žadatele?</text:p>
        </text:list-item>
        <text:list-item>
          <text:p text:style-name="P19">Kde je zákonná povinnost osoby žadatele předkládat dokumenty prokazující nárok na dávku jen a pouze na uvedených tiskopisech a v jasně předepsaných řádcích?</text:p>
        </text:list-item>
        <text:list-item>
          <text:p text:style-name="P20">Kde je určené postavení žadatele jako podružné osoby s povinnostmi a nikoliv s právy,<text:s/>založené na diskriminačním jednání osob žijících ve svazku manželském, společném žití?</text:p>
        </text:list-item>
        <text:list-item>
          <text:p text:style-name="P21">Kde je dané, jak se má úředník z titulu jemu propůjčenému chovat k žadatelům a jak smí postupovat?</text:p>
        </text:list-item>
      </text:list>
      <text:h text:style-name="P22" text:outline-level="1">Poskytnutí informací odkazem na zveřejněné informace</text:h>
      <text:p text:style-name="Základnítext"><text:span text:style-name="T23">Na Vaše dotazy mů</text:span><text:span text:style-name="T24">žeme reagovat pouze poskytnutím informací, které máme k dispozici z naší úřední činnosti, tj. zejména odkazem na zákonnou úpravu a výstupy ombudsmana.<text:s/></text:span></text:p>
      <text:p text:style-name="Základnítext">Závěry ombudsmana ke konkrétním případům najdete v Evidenci stanovisek ombudsmana (dále jen „ESO“), která je dostupná<text:s/><text:a xlink:href="https://www.ochrance.cz/eso/" office:target-frame-name="_top" xlink:show="replace"><text:span text:style-name="Hypertextovýodkaz">zde</text:span></text:a>. Obecně o problematice dávek pomoci v hmotné nouzi z pohledu ombudsmana se dočtete ve sborníku stanovisek Dávky pomoci v hmotné nouzi, který najdete<text:s/><text:a xlink:href="https://www.ochrance.cz/vystupy/edice-stanoviska/Sbornik_Davky-pomoci-HN.pdf" office:target-frame-name="_top" xlink:show="replace"><text:span text:style-name="Hypertextovýodkaz">zde</text:span></text:a>.</text:p>
      <text:soft-page-break/>
      <text:p text:style-name="Základnítext">K jednotlivým bodům Vaší žádosti Vám zasíláme odkazy na zákonnou úpravu a strany sborníku stanovisek, kde najdete texty k uvedené problematice. Případy v ESO si můžete vyhledat prostřednictvím vyhledávací masky zadáním kritérií, které Vás zajímají. Na stránkách<text:s/><text:a xlink:href="https://www.ochrance.cz/eso/" office:target-frame-name="_top" xlink:show="replace"><text:span text:style-name="Hypertextovýodkaz">https://www.ochrance.cz/eso/</text:span></text:a><text:s/>najdete i video návod k vyhledávání.</text:p>
      <text:p text:style-name="Základnítext"/>
      <text:p text:style-name="P25">K bodu č. 1</text:p>
      <text:p text:style-name="Základnítext">Podle § 4 odst. 1 písm. d) zákona č. 110/2006 Sb. o životním a existenčním minimu, se společně posuzují<text:s/><text:span text:style-name="Zdůraznění">„jiné osoby, které společně užívají byt, s výjimkou osob, které prokáží, že spolu trvale nežijí a společně neuhrazují náklady na své potřeby“.<text:s/></text:span></text:p>
      <text:p text:style-name="Základnítext"><text:span text:style-name="Zdůraznění">Podle § 8 odst. 1 zákona č. 111/2006 Sb., o pomoci v hmotné nouzi může úřad p</text:span><text:span text:style-name="Zdůraznění">ráce z okruhu společně posuzovaných osob vyloučit osobu, u které žadatel o dávku prokáže,</text:span></text:p>
      <text:p text:style-name="Základnítext"><text:span text:style-name="Zdůraznění"><text:s/>a) že společně s ní neužívá byt, jiný než obytný prostor nebo ubytovací zařízení, nebo</text:span></text:p>
      <text:p text:style-name="Základnítext"><text:span text:style-name="Zdůraznění"><text:s/>b) že ačkoliv společně s ní užívá byt, jiný než obytný prostor nebo ubytovací</text:span><text:span text:style-name="Zdůraznění"><text:s/>zařízení, nepodílí se s touto osobou na úhradě nákladů společných potřeb, je-li jinou osobou podle zákona o životním a existenčním minimu.</text:span></text:p>
      <text:p text:style-name="Základnítext"><text:span text:style-name="Zdůraznění">Zákon vychází z předpokladu, že osoby, které spolu žijí, spolu také společně hospodaří. Osoby, které vůči sobě nemaj</text:span><text:span text:style-name="Zdůraznění">í vyživovací povinnost a nehospodaří spolu, mohou úřad práce žádat o vyloučení z okruhu společně posuzovaných osob. Musejí však prokázat, že spolu nevedou společnou domácnost, tedy nehradí společně náklady na své potřeby.</text:span></text:p>
      <text:p text:style-name="Základnítext"><text:span text:style-name="Zdůraznění">Problematiku společného posuzování</text:span><text:span text:style-name="Zdůraznění"><text:s/>osob užívajících byt najdete na straně 100 sborníku stanovisek.</text:span></text:p>
      <text:h text:style-name="P26" text:outline-level="2">K bodu č. 2</text:h>
      <text:p text:style-name="Základnítext">Povinnost učinit podání nebo jiný úkon na předepsaném tiskopise se týká pouze žádosti o dávku (ustanovení § 69 zákona o pomoci v hmotné nouzi).</text:p>
      <text:p text:style-name="Základnítext">Ve sborníku stanovisek najdete tuto<text:s/>problematiku na straně 44.</text:p>
      <text:p text:style-name="P27"><text:span text:style-name="Silné">K bodu č. 3</text:span></text:p>
      <text:p text:style-name="P28">Povinnost součinnosti žadatele upravuje § 49 zákona o pomoci v hmotné nouzi. Žadatel o dávku nebo její příjemce je povinen osvědčit skutečnosti rozhodné pro nárok na dávku, jinak mu úřad práce může dávku nepřiznat, odejmout nebo zastavit její výplatu.</text:p>
      <text:p text:style-name="P29">Ve sborníku stanovisek najdete tuto problematiku na str. 141</text:p>
      <text:p text:style-name="Základnítext"><text:span text:style-name="Silné">K bodu č. 4</text:span></text:p>
      <text:p text:style-name="Základnítext">Podle § 1 odst. 2 zákona o pomoci v hmotné má každý nárok na základní sociální poradenství vedoucí k řešení hmotné nouze nebo jejímu předcházení.</text:p>
      <text:p text:style-name="Základnítext">V obecné rovině upravuje povinnosti zaměstnance úřadu práce Etický kodex Ministerstva práce a sociálních věcí, který najdete<text:s/><text:a xlink:href="https://www.mpsv.cz/documents/20142/372765/SP_2-2016_pravidla_etiky_statnich_zamestnancu_MPSV.pdf/73be6a45-b297-6ceb-403d-819040d70be1" office:target-frame-name="_top" xlink:show="replace"><text:span text:style-name="Hypertextovýodkaz">zde</text:span></text:a>.<text:s/></text:p>
      <text:soft-page-break/>
      <text:p text:style-name="Základnítext">O problematice se dočtete na str. 38 sborníku stanovisek.</text:p>
      <text:h text:style-name="P30" text:outline-level="1">Výzva k upřesnění žádosti</text:h>
      <text:p text:style-name="P31">V úvodu svého podání se ptáte, z jakého právního titulu, nařízení vlády, rozhodnutí Nejvyššího správního sudu nebo Ústavního soudu jsou v zákoně<text:s/>upraveny Vámi vymezené povinnosti oprávněných osob a další otázky.</text:p>
      <text:p text:style-name="P32"/>
      <text:p text:style-name="P33">V této části není zřejmé, jaké informace přesně požadujete. Tedy zda Vám postačí odkaz na příslušná zákonná ustanovení, nebo požadujete úplný přehled rozsudků vrcholných soudů k Vašim otázkám, popřípadě další dokumenty. Pro úplnost uvádím, že přehledem judikatury ani úplným přehledem metodických pokynů Ministerstva práce a sociálních věcí k Vámi položeným otázkám kancelář nedisponuje. Může tedy dojít k tomu, že Vaši žádost zamítneme, protože Vámi požadované informace nemáme ani je nemusíme mít podle zákona.</text:p>
      <text:p text:style-name="P34"/>
      <text:p text:style-name="P35">Dovoluji si Vás požádat, abyste v tomto bodě svou žádost upřesnil. Neučiníte-li tak do 30 dnů, můžeme žádost bez dalšího vyrozumění odložit záznamem do spisu (§ 14 odst. 5 písm. b) zákona o svobodném přístupu k informacím).</text:p>
      <text:p text:style-name="Základnítext">S pozdravem</text:p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(dopis je opatřen elektronickým podpisem)</text:p>
      <text:p text:style-name="podpis"/>
      <text:p text:style-name="podpis"/>
      <text:p text:style-name="podpis"/>
      <text:p text:style-name="podpis"/>
      <text:p text:style-name="P36">Přílohy</text:p>
      <text:p text:style-name="P37">Příspěvek na živobytí</text:p>
      <text:p text:style-name="P38">Doplatek na bydlení</text:p>
      <text:p text:style-name="P39">Řízení o dávkách pomoci v hmotné<text:s/>nouzi a příspěvku na bydlení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A3OR*</text:span></text:p>
        <text:p text:style-name="P12"><text:span text:style-name="T13">KVOPX00DA3OR</text:span>KVOPX00DA3OR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3-13T09:21:00Z</meta:creation-date>
    <dc:date>2023-03-13T12:00:00Z</dc:date>
    <meta:print-date>2023-02-06T10:09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3" meta:paragraph-count="11" meta:word-count="838" meta:character-count="5776" meta:row-count="41" meta:non-whitespace-character-count="4949"/>
  </office:meta>
</office:document-meta>
</file>